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20pt" fo:font-style="italic" style:font-size-asian="20pt" style:font-style-asian="italic" style:font-size-complex="20pt"/>
    </style:style>
    <style:style style:name="P2" style:family="paragraph" style:parent-style-name="Standard">
      <style:paragraph-properties fo:margin-left="0.5in" fo:margin-right="0in" fo:text-indent="0in" style:auto-text-indent="false"/>
    </style:style>
    <style:style style:name="P3" style:family="paragraph" style:parent-style-name="Standard" style:master-page-name="Standard">
      <style:paragraph-properties style:page-number="auto"/>
      <style:text-properties fo:font-size="30pt" fo:font-weight="bold" style:font-size-asian="30pt" style:font-weight-asian="bold" style:font-size-complex="30pt"/>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text-properties fo:font-size="20pt" fo:font-style="italic" style:font-size-asian="20pt" style:font-style-asian="italic"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Write Up(10pts)</text:p>
      <text:p text:style-name="P1"/>
      <text:p text:style-name="Standard"/>
      <text:p text:style-name="Standard"/>
      <text:p text:style-name="Standard">2 Points <text:s/>: Grammar and Spelling</text:p>
      <text:p text:style-name="Standard"/>
      <text:p text:style-name="Standard"><text:tab/>2: The document is easy to read and is free of most spelling and grammar mistakes.</text:p>
      <text:p text:style-name="Standard"/>
      <text:p text:style-name="P2">1: The document has a few mistakes, but it's not causing difficulties in understanding the material.</text:p>
      <text:p text:style-name="Standard"><text:tab/></text:p>
      <text:p text:style-name="P2">0 : It is not possible to understand the document or read through it without being given clarification.</text:p>
      <text:p text:style-name="Standard"/>
      <text:p text:style-name="Standard"/>
      <text:p text:style-name="Standard">4 Points : Flow</text:p>
      <text:p text:style-name="Standard"/>
      <text:p text:style-name="P2">3-4: There is a clear structure and flow to your write up. The ideas build up as the essay progresses, and it is reaching a logical conclusion which is the main idea of your essay/project.</text:p>
      <text:p text:style-name="P2"/>
      <text:p text:style-name="P2">1-2: <text:s/>There is confusion regarding the decision as to the order of things being explained, or there is confusion as to why certain topics are being explained.</text:p>
      <text:p text:style-name="P2"/>
      <text:p text:style-name="P2">0: It is difficult to understand or determine why the document flows in the way submitted.</text:p>
      <text:p text:style-name="P2"/>
      <text:p text:style-name="P2"/>
      <text:p text:style-name="Standard"/>
      <text:p text:style-name="Standard">4 Points – Content of the essay.</text:p>
      <text:p text:style-name="Standard"/>
      <text:p text:style-name="Standard"><text:tab/>3-4 : You are able to convince the reader that your findings are accurate, and that you finding are rooted in clear and safe science. You are making points that are clearly justified and explained in your code. You are able to clearly reference and explain the various parts of your project, and how to contribute to the idea that you had when you first undertook the project.</text:p>
      <text:p text:style-name="Standard"/>
      <text:p text:style-name="Standard"/>
      <text:p text:style-name="Standard"><text:tab/>1-2 : You are making references to the code and visuals you generated, but it is not clear how you implemented them, and it’s not clear as to how these things help prove your point. You are often misnaming or incorrectly referencing aspects of the code.While it is clear that there has been analysis done, but it is unclear as to whether or not your findings are accurate.</text:p>
      <text:p text:style-name="Standard"/>
      <text:p text:style-name="Standard"><text:soft-page-break/><text:tab/>0 : There is nothing submitted, or your essay does not showcase your analysis, or your understanding of Data Science.</text:p>
      <text:p text:style-name="Standard"/>
      <text:p text:style-name="P4">Script(5pts)</text:p>
      <text:p text:style-name="P1">Out of 5</text:p>
      <text:p text:style-name="Standard"/>
      <text:p text:style-name="Standard">1 Points : Clarity</text:p>
      <text:p text:style-name="Standard"><text:tab/>1 : The document is easy to read and is clear and concise. </text:p>
      <text:p text:style-name="Standard"/>
      <text:p text:style-name="P2">0 : It is not possible to understand the document or read through it without being given clarification.</text:p>
      <text:p text:style-name="P2"/>
      <text:p text:style-name="P2"/>
      <text:p text:style-name="Standard">4 Points : Flow</text:p>
      <text:p text:style-name="Standard"/>
      <text:p text:style-name="Standard"><text:tab/></text:p>
      <text:p text:style-name="P2">3-4: There is a clear structure and flow to your write up. It is easy to follow through your script and to see how your project could be worked through using the script as a guideline. There are clear references to the main ideas in your project, as well as clear synthesis done, so that you are not reading right <text:s/>from the essay.</text:p>
      <text:p text:style-name="P2"/>
      <text:p text:style-name="P2">1-2: <text:s/>There is confusion regarding the decision as to the order of things being explained, and there is some confusion as to how the script could be used to present your findings to someone. </text:p>
      <text:p text:style-name="P2"/>
      <text:p text:style-name="P2">0: The script is unusable to present from, and major work has to be done before it can be used to help through the hiring proccess.</text:p>
      <text:p text:style-name="Standard"/>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5-23T20:48:40.39</dc:date>
    <dc:creator>Axl Cruz-Garcia</dc:creator>
    <meta:generator>OpenOffice/4.1.8$Win32 OpenOffice.org_project/418m3$Build-9803</meta:generator>
    <meta:document-statistic meta:table-count="0" meta:image-count="0" meta:object-count="0" meta:page-count="2" meta:paragraph-count="24" meta:word-count="470" meta:character-count="2562"/>
    <meta:editing-duration>PT8M29S</meta:editing-duration>
    <meta:editing-cycles>1</meta:editing-cycles>
  </office:meta>
</office:document-meta>
</file>